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20-10-14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9-07-0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6-10-20 20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6-02-18 19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6-01-27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5-09-24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5-08-26 19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5-07-06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5-06-10 21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5-05-20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5-03-09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5-02-24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5-01-23 18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4-12-08 22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4-11-13 2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4-10-09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4-08-27 20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4-07-31 21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4-06-30 20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4-05-23 20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4-04-10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4-03-20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4-02-28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4-01-17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3-11-22 2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3-10-25 21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3-09-27 23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3-08-15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3-06-28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3-05-22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3-04-18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3-03-22 21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3-02-08 21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3-01-11 21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2-10-11 19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2-06-08 21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2-03-26 18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2-02-14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1-12-16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1-10-18 18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1-09-21 18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1-07-20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1-05-18 18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1-03-14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1-02-08 2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1-01-06 18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0-10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0-09-09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0-07-28 16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0-06-02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0-04-27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0-03-23 2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10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09-10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09-04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1757119151801</text:p>
          </table:table-cell>
          <table:table-cell office:value-type="string" calcext:value-type="string">
            <text:p>2008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16" meta:object-count="0"/>
    <meta:user-defined meta:name="AppVersion">3.0</meta:user-defined>
  </office:meta>
</office:document-meta>
</file>